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="solid" draw:fill-color="#cccc99" draw:textarea-horizontal-align="justify" draw:textarea-vertical-align="middle" draw:auto-grow-height="false" fo:min-height="13.988cm" fo:min-width="5.738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opacity="98%" draw:textarea-horizontal-align="justify" draw:textarea-vertical-align="middle" draw:auto-grow-height="false" fo:min-height="0.722cm" fo:min-width="0.47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.43cm" fo:min-width="0.1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loext:graphic-properties draw:fill="solid" draw:fill-color="#cccc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98%"/>
      <style:paragraph-properties fo:text-align="center"/>
      <style:text-properties style:font-name="Ubuntu Condensed"/>
    </style:style>
    <style:style style:name="P4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5" style:family="paragraph">
      <loext:graphic-properties draw:fill="none" draw:fill-color="#ffffff"/>
      <style:text-properties fo:color="#ce181e" style:font-name="Ubuntu Condensed" fo:font-size="14pt" fo:font-weight="bold" style:font-size-asian="14pt" style:font-size-complex="14pt"/>
    </style:style>
    <style:style style:name="T1" style:family="text">
      <style:text-properties style:font-name="Ubuntu Condensed"/>
    </style:style>
    <style:style style:name="T2" style:family="text">
      <style:text-properties fo:color="#ce181e" style:font-name="Ubuntu Condensed" fo:font-size="14pt" fo:font-weight="bold" style:font-size-asian="14pt" style:font-size-complex="14pt"/>
    </style:style>
    <style:style style:name="T3" style:family="text">
      <style:text-properties fo:color="#ce181e" style:font-name="DejaVu Sans Condensed" fo:font-size="14pt" fo:font-weight="bold" style:font-name-asian="DejaVu Sans Condensed" style:font-size-asian="14pt" style:font-name-complex="DejaVu Sans Condensed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cm" svg:x="5cm" svg:y="3cm">
          <text:p text:style-name="P2"><text:span text:style-name="T1">1</text:span><text:span text:style-name="T1">5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3cm" svg:y="3cm">
          <text:p text:style-name="P2"><text:span text:style-name="T1">9</text:span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7.001cm" svg:y="3.001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5cm" svg:y="5cm">
          <text:p text:style-name="P2"><text:span text:style-name="T1">25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5cm">
          <text:p text:style-name="P2"><text:span text:style-name="T1">2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5cm">
          <text:p text:style-name="P2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7cm">
          <text:p text:style-name="P2"><text:span text:style-name="T1">8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7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9cm">
          <text:p text:style-name="P2"><text:span text:style-name="T1">10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9cm">
          <text:p text:style-name="P2"><text:span text:style-name="T1">15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9cm">
          <text:p text:style-name="P2"><text:span text:style-name="T1">7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1cm">
          <text:p text:style-name="P2"><text:span text:style-name="T1">23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1cm">
          <text:p text:style-name="P2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1cm">
          <text:p text:style-name="P2"><text:span text:style-name="T1">13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3cm">
          <text:p text:style-name="P2"><text:span text:style-name="T1">19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3cm">
          <text:p text:style-name="P2"><text:span text:style-name="T1">23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3cm">
          <text:p text:style-name="P2"><text:span text:style-name="T1">1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cm" svg:y="15cm">
          <text:p text:style-name="P2"><text:span text:style-name="T1">18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cm" svg:y="15cm">
          <text:p text:style-name="P2"><text:span text:style-name="T1">18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cm" svg:y="15cm">
          <text:p text:style-name="P2"><text:span text:style-name="T1">173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4cm" svg:height="0.806cm" svg:x="4cm" svg:y="2.5cm">
          <draw:text-box>
            <text:p><text:span text:style-name="T2">A</text:span></text:p>
          </draw:text-box>
        </draw:frame>
        <draw:frame draw:style-name="gr5" draw:text-style-name="P5" draw:layer="layout" svg:width="0.4cm" svg:height="0.806cm" svg:x="6cm" svg:y="2.5cm">
          <draw:text-box>
            <text:p><text:span text:style-name="T2">B</text:span></text:p>
          </draw:text-box>
        </draw:frame>
        <draw:frame draw:style-name="gr5" draw:text-style-name="P5" draw:layer="layout" svg:width="0.4cm" svg:height="0.806cm" svg:x="8cm" svg:y="2.5cm">
          <draw:text-box>
            <text:p><text:span text:style-name="T2">C</text:span></text:p>
          </draw:text-box>
        </draw:frame>
        <draw:frame draw:style-name="gr5" draw:text-style-name="P5" draw:layer="layout" svg:width="0.4cm" svg:height="0.806cm" svg:x="4cm" svg:y="4.5cm">
          <draw:text-box>
            <text:p><text:span text:style-name="T2">D</text:span></text:p>
          </draw:text-box>
        </draw:frame>
        <draw:frame draw:style-name="gr5" draw:text-style-name="P5" draw:layer="layout" svg:width="0.4cm" svg:height="0.806cm" svg:x="8.004cm" svg:y="4.5cm">
          <draw:text-box>
            <text:p><text:span text:style-name="T2">E</text:span></text:p>
          </draw:text-box>
        </draw:frame>
        <draw:frame draw:style-name="gr5" draw:text-style-name="P5" draw:layer="layout" svg:width="0.4cm" svg:height="0.806cm" svg:x="8.004cm" svg:y="8.5cm">
          <draw:text-box>
            <text:p><text:span text:style-name="T2">F</text:span></text:p>
          </draw:text-box>
        </draw:frame>
        <draw:frame draw:style-name="gr5" draw:text-style-name="P5" draw:layer="layout" svg:width="0.4cm" svg:height="0.806cm" svg:x="4.004cm" svg:y="8.5cm">
          <draw:text-box>
            <text:p><text:span text:style-name="T2">0</text:span></text:p>
          </draw:text-box>
        </draw:frame>
        <draw:frame draw:style-name="gr6" draw:text-style-name="P5" draw:layer="layout" svg:width="0.4cm" svg:height="0.831cm" svg:x="6.004cm" svg:y="4.5cm">
          <draw:text-box>
            <text:p><text:span text:style-name="T3">↑</text:span></text:p>
          </draw:text-box>
        </draw:frame>
        <draw:frame draw:style-name="gr6" draw:text-style-name="P5" draw:layer="layout" svg:width="0.4cm" svg:height="0.831cm" svg:x="8.004cm" svg:y="6.5cm">
          <draw:text-box>
            <text:p><text:span text:style-name="T3">→</text:span></text:p>
          </draw:text-box>
        </draw:frame>
        <draw:frame draw:style-name="gr6" draw:text-style-name="P5" draw:layer="layout" svg:width="0.4cm" svg:height="0.831cm" svg:x="3.955cm" svg:y="6.501cm">
          <draw:text-box>
            <text:p><text:span text:style-name="T3">←</text:span></text:p>
          </draw:text-box>
        </draw:frame>
        <draw:frame draw:style-name="gr6" draw:text-style-name="P5" draw:layer="layout" svg:width="0.4cm" svg:height="0.831cm" svg:x="5.955cm" svg:y="8.501cm">
          <draw:text-box>
            <text:p><text:span text:style-name="T3">↓</text:span></text:p>
          </draw:text-box>
        </draw:frame>
        <draw:frame draw:style-name="gr6" draw:text-style-name="P5" draw:layer="layout" svg:width="0.4cm" svg:height="0.831cm" svg:x="6.004cm" svg:y="6.5cm">
          <draw:text-box>
            <text:p><text:span text:style-name="T3">⚙</text:span></text:p>
          </draw:text-box>
        </draw:frame>
        <draw:frame draw:style-name="gr5" draw:text-style-name="P5" draw:layer="layout" svg:width="0.4cm" svg:height="0.806cm" svg:x="4.004cm" svg:y="10.5cm">
          <draw:text-box>
            <text:p><text:span text:style-name="T2">1</text:span></text:p>
          </draw:text-box>
        </draw:frame>
        <draw:frame draw:style-name="gr5" draw:text-style-name="P5" draw:layer="layout" svg:width="0.4cm" svg:height="0.806cm" svg:x="6.004cm" svg:y="10.5cm">
          <draw:text-box>
            <text:p><text:span text:style-name="T2">2</text:span></text:p>
          </draw:text-box>
        </draw:frame>
        <draw:frame draw:style-name="gr5" draw:text-style-name="P5" draw:layer="layout" svg:width="0.4cm" svg:height="0.806cm" svg:x="8.004cm" svg:y="10.5cm">
          <draw:text-box>
            <text:p><text:span text:style-name="T2">3</text:span></text:p>
          </draw:text-box>
        </draw:frame>
        <draw:frame draw:style-name="gr5" draw:text-style-name="P5" draw:layer="layout" svg:width="0.4cm" svg:height="0.806cm" svg:x="4.004cm" svg:y="12.5cm">
          <draw:text-box>
            <text:p><text:span text:style-name="T2">4</text:span></text:p>
          </draw:text-box>
        </draw:frame>
        <draw:frame draw:style-name="gr5" draw:text-style-name="P5" draw:layer="layout" svg:width="0.4cm" svg:height="0.806cm" svg:x="4.004cm" svg:y="10.5cm">
          <draw:text-box>
            <text:p><text:span text:style-name="T2">1</text:span></text:p>
          </draw:text-box>
        </draw:frame>
        <draw:frame draw:style-name="gr5" draw:text-style-name="P5" draw:layer="layout" svg:width="0.4cm" svg:height="0.806cm" svg:x="6.004cm" svg:y="12.5cm">
          <draw:text-box>
            <text:p><text:span text:style-name="T2">5</text:span></text:p>
          </draw:text-box>
        </draw:frame>
        <draw:frame draw:style-name="gr5" draw:text-style-name="P5" draw:layer="layout" svg:width="0.4cm" svg:height="0.806cm" svg:x="8.004cm" svg:y="12.5cm">
          <draw:text-box>
            <text:p><text:span text:style-name="T2">6</text:span></text:p>
          </draw:text-box>
        </draw:frame>
        <draw:frame draw:style-name="gr5" draw:text-style-name="P5" draw:layer="layout" svg:width="0.4cm" svg:height="0.806cm" svg:x="4.004cm" svg:y="14.5cm">
          <draw:text-box>
            <text:p><text:span text:style-name="T2">7</text:span></text:p>
          </draw:text-box>
        </draw:frame>
        <draw:frame draw:style-name="gr5" draw:text-style-name="P5" draw:layer="layout" svg:width="0.4cm" svg:height="0.806cm" svg:x="6.004cm" svg:y="14.5cm">
          <draw:text-box>
            <text:p><text:span text:style-name="T2">8</text:span></text:p>
          </draw:text-box>
        </draw:frame>
        <draw:frame draw:style-name="gr5" draw:text-style-name="P5" draw:layer="layout" svg:width="0.4cm" svg:height="0.806cm" svg:x="8.004cm" svg:y="14.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22:46:47.214600760</meta:creation-date>
    <dc:date>2020-01-24T20:36:58.201187632</dc:date>
    <meta:editing-duration>PT12M36S</meta:editing-duration>
    <meta:editing-cycles>4</meta:editing-cycles>
    <meta:generator>LibreOffice/6.0.7.3$Linux_X86_64 LibreOffice_project/00m0$Build-3</meta:generator>
    <meta:document-statistic meta:object-count="44"/>
  </office:meta>
</office:document-meta>
</file>